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617d3"/>
    </style:style>
    <style:style style:name="P2" style:family="paragraph" style:parent-style-name="Standard">
      <style:text-properties officeooo:rsid="001983d2" officeooo:paragraph-rsid="001983d2"/>
    </style:style>
    <style:style style:name="P3" style:family="paragraph" style:parent-style-name="Standard">
      <style:text-properties officeooo:paragraph-rsid="001983d2"/>
    </style:style>
    <style:style style:name="P4" style:family="paragraph" style:parent-style-name="Standard">
      <style:text-properties style:font-name="Arial Narrow" officeooo:rsid="001617d3" officeooo:paragraph-rsid="001617d3"/>
    </style:style>
    <style:style style:name="P5" style:family="paragraph" style:parent-style-name="Standard">
      <style:text-properties style:font-name="Arial Narrow" fo:font-weight="normal" officeooo:rsid="001617d3" officeooo:paragraph-rsid="001617d3" style:font-weight-asian="normal" style:font-weight-complex="normal"/>
    </style:style>
    <style:style style:name="P6" style:family="paragraph" style:parent-style-name="Standard">
      <style:text-properties style:font-name="Arial Narrow" fo:font-style="italic" fo:font-weight="normal" officeooo:rsid="001617d3" officeooo:paragraph-rsid="001617d3" style:font-style-asian="italic" style:font-weight-asian="normal" style:font-style-complex="italic" style:font-weight-complex="normal"/>
    </style:style>
    <style:style style:name="P7" style:family="paragraph" style:parent-style-name="Standard">
      <style:text-properties style:font-name="Arial Narrow" fo:font-style="italic" officeooo:rsid="001617d3" officeooo:paragraph-rsid="001617d3" style:font-style-asian="italic" style:font-style-complex="italic"/>
    </style:style>
    <style:style style:name="P8" style:family="paragraph" style:parent-style-name="Standard">
      <style:text-properties style:font-name="Arial Narrow" fo:font-style="italic" officeooo:rsid="0017e7af" officeooo:paragraph-rsid="001983d2" style:font-style-asian="italic" style:font-style-complex="italic"/>
    </style:style>
    <style:style style:name="P9" style:family="paragraph" style:parent-style-name="Standard">
      <style:text-properties style:font-name="Arial Narrow" fo:font-style="normal" officeooo:rsid="001617d3" officeooo:paragraph-rsid="001617d3" style:font-style-asian="normal" style:font-style-complex="normal"/>
    </style:style>
    <style:style style:name="P10" style:family="paragraph" style:parent-style-name="Standard">
      <style:text-properties style:font-name="Arial Narrow" fo:font-style="normal" officeooo:rsid="001983d2" officeooo:paragraph-rsid="001983d2" style:font-style-asian="normal" style:font-style-complex="normal"/>
    </style:style>
    <style:style style:name="P11" style:family="paragraph" style:parent-style-name="Standard">
      <style:text-properties style:font-name="Arial Narrow" officeooo:paragraph-rsid="001617d3"/>
    </style:style>
    <style:style style:name="P12" style:family="paragraph" style:parent-style-name="Standard">
      <style:text-properties style:font-name="Arial Narrow" officeooo:rsid="0017e7af" officeooo:paragraph-rsid="0017e7af"/>
    </style:style>
    <style:style style:name="T1" style:family="text">
      <style:text-properties fo:font-weight="bold" style:font-weight-asian="bold" style:font-weight-complex="bold"/>
    </style:style>
    <style:style style:name="T2" style:family="text">
      <style:text-properties fo:font-weight="normal" officeooo:rsid="001983d2" style:font-weight-asian="normal" style:font-weight-complex="normal"/>
    </style:style>
    <style:style style:name="T3" style:family="text">
      <style:text-properties fo:font-style="normal" officeooo:rsid="001617d3" style:font-style-asian="normal" style:font-style-complex="normal"/>
    </style:style>
    <style:style style:name="T4" style:family="text">
      <style:text-properties fo:font-style="italic" officeooo:rsid="0017e7af" style:font-style-asian="italic" style:font-style-complex="italic"/>
    </style:style>
    <style:style style:name="T5" style:family="text">
      <style:text-properties fo:font-style="italic" officeooo:rsid="001617d3" style:font-style-asian="italic" style:font-style-complex="italic"/>
    </style:style>
    <style:style style:name="T6" style:family="text">
      <style:text-properties officeooo:rsid="001983d2"/>
    </style:style>
    <style:style style:name="T7" style:family="text">
      <style:text-properties officeooo:rsid="001ac4bf"/>
    </style:style>
    <style:style style:name="T8" style:family="text">
      <style:text-properties style:font-name="Arial Narrow"/>
    </style:style>
    <style:style style:name="T9" style:family="text">
      <style:text-properties style:font-name="Arial Narrow" fo:font-weight="normal" officeooo:rsid="001983d2" style:font-weight-asian="normal" style:font-weight-complex="normal"/>
    </style:style>
    <style:style style:name="T10" style:family="text">
      <style:text-properties style:font-name="Arial Narrow" fo:font-style="normal" officeooo:rsid="001617d3" style:font-style-asian="normal" style:font-style-complex="normal"/>
    </style:style>
    <style:style style:name="T11" style:family="text">
      <style:text-properties style:font-name="Arial Narrow" fo:font-style="italic" officeooo:rsid="001617d3" style:font-style-asian="italic" style:font-style-complex="italic"/>
    </style:style>
    <style:style style:name="T12" style:family="text">
      <style:text-properties style:font-name="Arial Narrow" fo:font-style="italic" officeooo:rsid="0017e7af"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na empresa es como una persona, tiene un cerebro, el cual es como los jefes de la misma.</text:p>
      <text:p text:style-name="P4">Tiene órganos, sus trabajadores; Nosotros, las empresas somos la armadura, sin nosotros agentes externos pueden impedir el correcto funcionamiento de esta.</text:p>
      <text:p text:style-name="P4">Robos, agresiones, conflictos, esto se acaba, y se acaba hoy.</text:p>
      <text:p text:style-name="P4"/>
      <text:p text:style-name="P4">En España existen dos grandes empresas de Seguridad: <text:span text:style-name="T1">Securitas Direct</text:span> y <text:span text:style-name="T1">Prosegur.</text:span></text:p>
      <text:p text:style-name="P5">Ambas cometen un fallo enorme, y mas aun con los tiempos que corren, y es el manejo de nuestra información.</text:p>
      <text:p text:style-name="P1"><text:a xlink:type="simple" xlink:href="https://ranking-empresas.eleconomista.es/sector-8010.html" text:style-name="Internet_20_link" text:visited-style-name="Visited_20_Internet_20_Link"><text:span text:style-name="T9">Ranking de mayores empresas de seguridad en España</text:span></text:a></text:p>
      <text:p text:style-name="P5"/>
      <text:p text:style-name="P6">“Todos los saltos de alarma y avisos SOS de nuestras alarmas son recibidos en la Central Receptora de Alarmas más grande y avanzada de Europa...”</text:p>
      <text:p text:style-name="P6">“Desde nuestra Central Receptora de Alarmas podemos ver lo sucedido en caso de salto de alarma por intento de robo.” “Estamos pendientes de ti 24 horas, 365 días al año”</text:p>
      <text:p text:style-name="P3"><text:a xlink:type="simple" xlink:href="https://www.verisure.es/lp/m/alarmas-para-negocio.php?keyword=%2Bverisure%20%2Bempresas&amp;ds_rl=1247389&amp;ds_rl=1253217&amp;gclid=CjwKCAiA4veMBhAMEiwAU4XRr3q6TKs751E5vwgV3ZGIvv_ms9FxYu74Ao3JU8jTFdh9to5ahR2njRoCJxgQAvD_BwE&amp;gclsrc=aw.ds" text:style-name="Internet_20_link" text:visited-style-name="Visited_20_Internet_20_Link"><text:span text:style-name="T10">Informacion extraida de la propia web de securitas direct</text:span></text:a></text:p>
      <text:p text:style-name="P9"/>
      <text:p text:style-name="P7">“Tu alarma estará conectada con nuestra Central Receptora de Alarmas las 24h / 365 días con nuestros expertos en seguridad preparados para ayudarte.”</text:p>
      <text:p text:style-name="P1"><text:span text:style-name="T11">“Incluimos el servicio exclusivo de Reconocimiento Inteligente, capaz de diferenciar entre personas o mascotas y reconocer sonido.”</text:span><text:a xlink:type="simple" xlink:href="https://www.prosegur.es/esp/alarmahogar/sem-marca?o=google_marca_gen&amp;gclid=CjwKCAiA4veMBhAMEiwAU4XRr-a-QgRblkQS82G5P79UyLk19_ALnYcTZ9nBTtYoMPVxI-Gfkw2GzxoCtVoQAvD_BwE&amp;gclsrc=aw.ds" text:style-name="Internet_20_link" text:visited-style-name="Visited_20_Internet_20_Link"><text:span text:style-name="T12">Informacion extraida de la propia web de prosegur</text:span></text:a></text:p>
      <text:p text:style-name="P11"/>
      <text:p text:style-name="P12">Las cámaras, los guardias de seguridad, todo es gestionado por ellos, toda la información pasa por sus centros.</text:p>
      <text:p text:style-name="P12">¿No seria genial que nuestra empresa se defendiese sola?</text:p>
      <text:p text:style-name="P12">Aquí entramos nosotros, UPOSec.</text:p>
      <text:p text:style-name="P12"/>
      <text:p text:style-name="P12">A diferencia de nuestra competencia, UPOSec ofrece un servicio flexible, respetando la información de nuestros cliente como principal clave.</text:p>
      <text:p text:style-name="P12">Grupo UPOSec ofrece servicios íntegros de video vigilancia independientes, la imagen captada por nuestras cámaras no pasa por nosotros, se queda en el entorno de su empresa evitando así que por ejemplo podemos ver futuros proyectos en los que trabaja su empresa o información delicada.</text:p>
      <text:p text:style-name="P12"/>
      <text:p text:style-name="P12">Ademas de esto ofrecemos un servicio de contratación de personal único en el mercado, nosotros contrataremos gente para su empresa, trabaran para usted, no para nosotros, obteniendo <text:span text:style-name="T6">así</text:span> que <text:span text:style-name="T6">ningún</text:span> personal de seguridad de su empresa pertenezca terceros.</text:p>
      <text:p text:style-name="P12"/>
      <text:p text:style-name="P2"><text:span text:style-name="T8">“Un vigilante motorizado de Prosegur acudirá con las llaves de tu hogar para comprobar que todo va bien o cualquier situación que lo necesite.”</text:span><text:a xlink:type="simple" xlink:href="https://www.prosegur.es/esp/alarmahogar/sem-marca?o=google_marca_gen&amp;gclid=CjwKCAiA4veMBhAMEiwAU4XRr-a-QgRblkQS82G5P79UyLk19_ALnYcTZ9nBTtYoMPVxI-Gfkw2GzxoCtVoQAvD_BwE&amp;gclsrc=aw.ds" text:style-name="Internet_20_link" text:visited-style-name="Visited_20_Internet_20_Link"><text:span text:style-name="T12">Informacion extraida de la propia web de prosegur</text:span></text:a></text:p>
      <text:p text:style-name="P8"/>
      <text:p text:style-name="P10">Cabe destacar que nos encargamos de que el personal se encuentre especializado en cualquier necesidad que su empresa pueda necesitar, desde guarda de seguridad, a vigilante de cámaras, <text:span text:style-name="T7">e incluso como personal para la instalación de nuevo equipo de Seguridad, como cámaras, sensores, etc.</text:span></text:p>
      <text:p text:style-name="P8"/>
      <text:p text:style-name="P10">Gracias a esto conseguimos que su empresa este blindada y su información este donde le corresponde: en sus man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4T10:21:59.509265831</meta:creation-date>
    <dc:date>2021-11-24T11:15:12.859558012</dc:date>
    <meta:editing-duration>PT5M27S</meta:editing-duration>
    <meta:editing-cycles>3</meta:editing-cycles>
    <meta:generator>LibreOffice/6.2.8.2$Linux_x86 LibreOffice_project/20$Build-2</meta:generator>
    <meta:document-statistic meta:table-count="0" meta:image-count="0" meta:object-count="0" meta:page-count="1" meta:paragraph-count="20" meta:word-count="427" meta:character-count="2711" meta:non-whitespace-character-count="2304"/>
  </office:meta>
</office:document-meta>
</file>